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Helvetica Neue" svg:font-family="'Helvetica Neue', Helvetica, Arial, sans-serif"/>
    <style:font-face style:name="Verdana" svg:font-family="Verdana, Helvetica, sans-serif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0569in" style:rel-column-width="39723*"/>
    </style:style>
    <style:style style:name="Table1.B" style:family="table-column">
      <style:table-column-properties style:column-width="2.6361in" style:rel-column-width="258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493in" fo:margin-left="0.3201in" table:align="left"/>
    </style:style>
    <style:style style:name="Table2.A" style:family="table-column">
      <style:table-column-properties style:column-width="0.8771in"/>
    </style:style>
    <style:style style:name="Table2.B" style:family="table-column">
      <style:table-column-properties style:column-width="2.8069in"/>
    </style:style>
    <style:style style:name="Table2.C" style:family="table-column">
      <style:table-column-properties style:column-width="1.76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066in" fo:margin-left="1.0653in" table:align="left"/>
    </style:style>
    <style:style style:name="Table3.A" style:family="table-column">
      <style:table-column-properties style:column-width="2.2479in"/>
    </style:style>
    <style:style style:name="Table3.B" style:family="table-column">
      <style:table-column-properties style:column-width="2.818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8" style:family="table-row">
      <style:table-row-properties style:min-row-height="0.2681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08in" style:rel-column-width="13422*"/>
    </style:style>
    <style:style style:name="Table11.B" style:family="table-column">
      <style:table-column-properties style:column-width="4.0681in" style:rel-column-width="39832*"/>
    </style:style>
    <style:style style:name="Table11.C" style:family="table-column">
      <style:table-column-properties style:column-width="1.2542in" style:rel-column-width="1228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1229in" fo:margin-left="0.4396in" table:align="left"/>
    </style:style>
    <style:style style:name="Table4.A" style:family="table-column">
      <style:table-column-properties style:column-width="1.9042in"/>
    </style:style>
    <style:style style:name="Table4.B" style:family="table-column">
      <style:table-column-properties style:column-width="2.1097in"/>
    </style:style>
    <style:style style:name="Table4.C" style:family="table-column">
      <style:table-column-properties style:column-width="2.10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809in" style:rel-column-width="17713*"/>
    </style:style>
    <style:style style:name="Table12.B" style:family="table-column">
      <style:table-column-properties style:column-width="2.6528in" style:rel-column-width="25974*"/>
    </style:style>
    <style:style style:name="Table12.C" style:family="table-column">
      <style:table-column-properties style:column-width="2.2313in" style:rel-column-width="2184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25in" style:rel-column-width="12239*"/>
    </style:style>
    <style:style style:name="Table5.B" style:family="table-column">
      <style:table-column-properties style:column-width="4.0569in" style:rel-column-width="39723*"/>
    </style:style>
    <style:style style:name="Table5.C" style:family="table-column">
      <style:table-column-properties style:column-width="1.3861in" style:rel-column-width="1357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229in" fo:margin-left="0.0347in" table:align="left"/>
    </style:style>
    <style:style style:name="Table6.A" style:family="table-column">
      <style:table-column-properties style:column-width="1.3708in"/>
    </style:style>
    <style:style style:name="Table6.B" style:family="table-column">
      <style:table-column-properties style:column-width="3.9361in"/>
    </style:style>
    <style:style style:name="Table6.C" style:family="table-column">
      <style:table-column-properties style:column-width="1.31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55bfc" officeooo:paragraph-rsid="00155bf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officeooo:paragraph-rsid="003965ab"/>
    </style:style>
    <style:style style:name="P3" style:family="paragraph" style:parent-style-name="Text_20_body">
      <style:paragraph-properties fo:text-align="justify" style:justify-single-word="false"/>
      <style:text-properties officeooo:paragraph-rsid="001723f0"/>
    </style:style>
    <style:style style:name="P4" style:family="paragraph" style:parent-style-name="Text_20_body">
      <style:paragraph-properties fo:text-align="justify" style:justify-single-word="false"/>
      <style:text-properties officeooo:paragraph-rsid="002b7e52"/>
    </style:style>
    <style:style style:name="P5" style:family="paragraph" style:parent-style-name="Text_20_body">
      <style:paragraph-properties fo:text-align="justify" style:justify-single-word="false"/>
      <style:text-properties officeooo:paragraph-rsid="002bfc03"/>
    </style:style>
    <style:style style:name="P6" style:family="paragraph" style:parent-style-name="Text_20_body">
      <style:paragraph-properties fo:text-align="justify" style:justify-single-word="false"/>
      <style:text-properties officeooo:paragraph-rsid="0031abeb"/>
    </style:style>
    <style:style style:name="P7" style:family="paragraph" style:parent-style-name="Text_20_body">
      <style:paragraph-properties fo:text-align="justify" style:justify-single-word="false"/>
      <style:text-properties officeooo:paragraph-rsid="003348ba"/>
    </style:style>
    <style:style style:name="P8" style:family="paragraph" style:parent-style-name="Text_20_body">
      <style:paragraph-properties fo:text-align="justify" style:justify-single-word="false"/>
      <style:text-properties officeooo:paragraph-rsid="0034fdac"/>
    </style:style>
    <style:style style:name="P9" style:family="paragraph" style:parent-style-name="Text_20_body">
      <style:paragraph-properties fo:text-align="justify" style:justify-single-word="false"/>
      <style:text-properties officeooo:paragraph-rsid="0035d828"/>
    </style:style>
    <style:style style:name="P10" style:family="paragraph" style:parent-style-name="Text_20_body">
      <style:paragraph-properties fo:text-align="justify" style:justify-single-word="false"/>
      <style:text-properties officeooo:paragraph-rsid="001d3cbd"/>
    </style:style>
    <style:style style:name="P11" style:family="paragraph" style:parent-style-name="Text_20_body">
      <style:paragraph-properties fo:text-align="justify" style:justify-single-word="false"/>
      <style:text-properties officeooo:paragraph-rsid="001e2877"/>
    </style:style>
    <style:style style:name="P12" style:family="paragraph" style:parent-style-name="Text_20_body">
      <style:paragraph-properties fo:text-align="justify" style:justify-single-word="false"/>
      <style:text-properties officeooo:paragraph-rsid="011ea97d"/>
    </style:style>
    <style:style style:name="P13" style:family="paragraph" style:parent-style-name="Text_20_body">
      <style:paragraph-properties fo:text-align="justify" style:justify-single-word="false"/>
      <style:text-properties fo:font-size="12pt" officeooo:paragraph-rsid="002b7e52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size="12pt" officeooo:paragraph-rsid="0031abeb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size="12pt" officeooo:paragraph-rsid="003348ba" style:font-size-asian="12pt" style:font-size-complex="12pt"/>
    </style:style>
    <style:style style:name="P16" style:family="paragraph" style:parent-style-name="Text_20_body">
      <style:text-properties fo:font-size="12pt" officeooo:rsid="00b7f7ae" officeooo:paragraph-rsid="00b7f7ae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officeooo:rsid="0107f3e2" officeooo:paragraph-rsid="0107f3e2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size="12pt" officeooo:rsid="0107f3e2" officeooo:paragraph-rsid="0118ce91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155bfc" officeooo:paragraph-rsid="001723f0" style:font-size-asian="16pt" style:font-size-complex="16pt"/>
    </style:style>
    <style:style style:name="P20" style:family="paragraph" style:parent-style-name="Text_20_body">
      <style:paragraph-properties fo:text-align="justify" style:justify-single-word="false"/>
      <style:text-properties fo:font-size="14pt" officeooo:rsid="001723f0" officeooo:paragraph-rsid="001723f0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font-size="14pt" officeooo:rsid="001723f0" officeooo:paragraph-rsid="0034fdac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font-size="14pt" officeooo:rsid="001723f0" officeooo:paragraph-rsid="010d461a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4pt" officeooo:rsid="001723f0" officeooo:paragraph-rsid="0115d806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4pt" officeooo:rsid="001723f0" officeooo:paragraph-rsid="002bfc03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style:font-name="Courier New" fo:font-size="12pt" officeooo:paragraph-rsid="002b7e52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Courier New" fo:font-size="12pt" officeooo:rsid="002b26b3" officeooo:paragraph-rsid="002b26b3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Courier New" officeooo:paragraph-rsid="002b7e52"/>
    </style:style>
    <style:style style:name="P28" style:family="paragraph" style:parent-style-name="Text_20_body">
      <style:paragraph-properties fo:text-align="start" style:justify-single-word="false"/>
      <style:text-properties style:font-name="Courier New" fo:font-size="10pt" officeooo:rsid="010e9cd2" officeooo:paragraph-rsid="00201bf9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4pt" officeooo:rsid="001723f0" officeooo:paragraph-rsid="001723f0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4pt" officeooo:rsid="001723f0" officeooo:paragraph-rsid="0034fdac" style:font-size-asian="14pt" style:font-size-complex="14pt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4pt" officeooo:rsid="001723f0" officeooo:paragraph-rsid="010fc27d" style:font-size-asian="14pt" style:font-size-complex="14pt"/>
    </style:style>
    <style:style style:name="P32" style:family="paragraph" style:parent-style-name="Text_20_body">
      <style:paragraph-properties fo:text-align="justify" style:justify-single-word="false"/>
      <style:text-properties fo:color="#000000" fo:font-size="12pt" officeooo:rsid="00feb8ed" officeooo:paragraph-rsid="00df3522" fo:background-color="transparen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fo:color="#ff3333" fo:font-size="10pt" officeooo:rsid="00f1de01" officeooo:paragraph-rsid="010583d6" fo:background-color="#ffff00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fo:font-size="10pt" officeooo:paragraph-rsid="0124071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officeooo:paragraph-rsid="002bfc0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officeooo:paragraph-rsid="003348ba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4fda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officeooo:paragraph-rsid="001f88a3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paragraph-rsid="0034fda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fo:font-size="10pt" officeooo:paragraph-rsid="00253fbb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font-size="10pt" officeooo:paragraph-rsid="0021c73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officeooo:rsid="00253fbb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font-size="10pt" officeooo:paragraph-rsid="0034fda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0pt" officeooo:rsid="00e2aa3d" officeooo:paragraph-rsid="00e2aa3d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fo:font-size="10pt" officeooo:rsid="0124071a" officeooo:paragraph-rsid="0124071a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10pt" fo:background-color="transparent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1" fo:font-size="10pt" officeooo:rsid="0103b703" officeooo:paragraph-rsid="0103b703" style:font-name-asian="Liberation Serif1" style:font-size-asian="10pt" style:font-name-complex="Liberation Serif1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54" style:family="paragraph" style:parent-style-name="Preformatted_20_Text">
      <style:paragraph-properties fo:margin-top="0in" fo:margin-bottom="0in" style:contextual-spacing="false" fo:text-align="justify" style:justify-single-word="false"/>
      <style:text-properties fo:font-size="12pt" officeooo:rsid="00b6157d" officeooo:paragraph-rsid="00b6157d" style:font-size-asian="12pt" style:font-size-complex="12pt"/>
    </style:style>
    <style:style style:name="P55" style:family="paragraph" style:parent-style-name="Text_20_body">
      <style:paragraph-properties fo:margin-top="0in" fo:margin-bottom="0in" style:contextual-spacing="false"/>
      <style:text-properties fo:font-size="10pt" officeooo:rsid="00b7f7ae" officeooo:paragraph-rsid="00b7f7ae" style:font-size-asian="10pt" style:font-size-complex="10pt"/>
    </style:style>
    <style:style style:name="P56" style:family="paragraph" style:parent-style-name="Text_20_body">
      <style:paragraph-properties fo:margin-left="0in" fo:margin-right="-0.6866in" fo:margin-top="0in" fo:margin-bottom="0.0972in" style:contextual-spacing="false" fo:line-height="120%" fo:text-align="start" style:justify-single-word="false" fo:text-indent="0in" style:auto-text-indent="false"/>
      <style:text-properties style:font-name="Courier New" fo:font-size="10pt" officeooo:rsid="010e9cd2" officeooo:paragraph-rsid="0118ce91" style:font-size-asian="10pt" style:font-size-complex="10pt"/>
    </style:style>
    <style:style style:name="P57" style:family="paragraph" style:parent-style-name="Text_20_body" style:master-page-name="">
      <style:paragraph-properties fo:text-align="start" style:justify-single-word="false" style:page-number="auto"/>
      <style:text-properties officeooo:paragraph-rsid="0118ce91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style:font-name="Courier New" fo:font-size="12pt" officeooo:rsid="001a7554" style:font-size-asian="12pt" style:font-size-complex="12pt"/>
    </style:style>
    <style:style style:name="T4" style:family="text">
      <style:text-properties style:font-name="Courier New" fo:font-size="12pt" officeooo:rsid="001e2877" style:font-size-asian="12pt" style:font-size-complex="12pt"/>
    </style:style>
    <style:style style:name="T5" style:family="text">
      <style:text-properties style:font-name="Courier New" fo:font-size="12pt" officeooo:rsid="00d2a155" style:font-size-asian="12pt" style:font-size-complex="12pt"/>
    </style:style>
    <style:style style:name="T6" style:family="text">
      <style:text-properties style:font-name="Courier New" officeooo:rsid="002b26b3"/>
    </style:style>
    <style:style style:name="T7" style:family="text">
      <style:text-properties style:font-name-asian="Courier New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b26b3" style:font-size-asian="12pt" style:font-size-complex="12pt"/>
    </style:style>
    <style:style style:name="T10" style:family="text">
      <style:text-properties fo:font-size="12pt" officeooo:rsid="001723f0" style:font-size-asian="12pt" style:font-size-complex="12pt"/>
    </style:style>
    <style:style style:name="T11" style:family="text">
      <style:text-properties fo:font-size="12pt" officeooo:rsid="0107f3e2" style:font-size-asian="12pt" style:font-size-complex="12pt"/>
    </style:style>
    <style:style style:name="T12" style:family="text">
      <style:text-properties fo:font-size="12pt" style:font-name-asian="Verdana" style:font-size-asian="12pt" style:font-size-complex="12pt"/>
    </style:style>
    <style:style style:name="T13" style:family="text">
      <style:text-properties style:font-name="arial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style:font-name="arial" fo:font-size="14pt" officeooo:rsid="001723f0" style:font-size-asian="14pt" style:font-size-complex="14pt"/>
    </style:style>
    <style:style style:name="T16" style:family="text">
      <style:text-properties style:font-name="arial" fo:font-size="14pt" officeooo:rsid="0034fdac" style:font-size-asian="14pt" style:font-size-complex="14pt"/>
    </style:style>
    <style:style style:name="T17" style:family="text">
      <style:text-properties style:font-name="arial" fo:font-size="14pt" officeooo:rsid="001c3cb9" style:font-name-asian="Verdana" style:font-size-asian="12pt" style:font-size-complex="14pt"/>
    </style:style>
    <style:style style:name="T18" style:family="text">
      <style:text-properties style:font-name="arial" fo:font-size="14pt" officeooo:rsid="00201bf9" style:font-name-asian="Verdana" style:font-size-asian="12pt" style:font-size-complex="14pt"/>
    </style:style>
    <style:style style:name="T19" style:family="text">
      <style:text-properties style:font-name="arial" fo:font-size="12pt" officeooo:rsid="001723f0" style:font-size-asian="12pt" style:font-size-complex="12pt"/>
    </style:style>
    <style:style style:name="T20" style:family="text">
      <style:text-properties style:font-name="arial" fo:font-size="12pt" officeooo:rsid="002b7e52" style:font-size-asian="12pt" style:font-size-complex="12pt"/>
    </style:style>
    <style:style style:name="T21" style:family="text">
      <style:text-properties style:font-name="arial" fo:font-size="12pt" officeooo:rsid="0035d828" style:font-size-asian="12pt" style:font-size-complex="12pt"/>
    </style:style>
    <style:style style:name="T22" style:family="text">
      <style:text-properties style:font-name="arial" fo:font-size="12pt" officeooo:rsid="001c3cb9" style:font-name-asian="Verdana" style:font-size-asian="12pt" style:font-size-complex="12pt"/>
    </style:style>
    <style:style style:name="T23" style:family="text">
      <style:text-properties style:font-name="arial" officeooo:rsid="002b26b3"/>
    </style:style>
    <style:style style:name="T24" style:family="text">
      <style:text-properties style:font-name="arial" officeooo:rsid="001723f0"/>
    </style:style>
    <style:style style:name="T25" style:family="text">
      <style:text-properties style:font-name="arial" officeooo:rsid="0031abeb"/>
    </style:style>
    <style:style style:name="T26" style:family="text">
      <style:text-properties officeooo:rsid="001f88a3"/>
    </style:style>
    <style:style style:name="T27" style:family="text">
      <style:text-properties officeooo:rsid="0021c73c"/>
    </style:style>
    <style:style style:name="T28" style:family="text">
      <style:text-properties officeooo:rsid="00253fbb"/>
    </style:style>
    <style:style style:name="T29" style:family="text">
      <style:text-properties officeooo:rsid="002b7e52"/>
    </style:style>
    <style:style style:name="T30" style:family="text">
      <style:text-properties fo:font-size="20pt" officeooo:rsid="00155bfc" style:font-size-asian="20pt" style:font-size-complex="20pt"/>
    </style:style>
    <style:style style:name="T31" style:family="text">
      <style:text-properties style:font-name="Liberation Serif" fo:font-size="20pt" style:font-size-asian="20pt" style:font-size-complex="20pt"/>
    </style:style>
    <style:style style:name="T32" style:family="text">
      <style:text-properties fo:font-size="14pt" officeooo:rsid="001723f0" style:font-size-asian="14pt" style:font-size-complex="14pt"/>
    </style:style>
    <style:style style:name="T33" style:family="text">
      <style:text-properties officeooo:rsid="00d14993"/>
    </style:style>
    <style:style style:name="T34" style:family="text">
      <style:text-properties officeooo:rsid="00d52e71"/>
    </style:style>
    <style:style style:name="T35" style:family="text">
      <style:text-properties officeooo:rsid="0102c6a8"/>
    </style:style>
    <style:style style:name="T36" style:family="text">
      <style:text-properties officeooo:rsid="01031867"/>
    </style:style>
    <style:style style:name="T37" style:family="text">
      <style:text-properties officeooo:rsid="01170c76"/>
    </style:style>
    <style:style style:name="T38" style:family="text">
      <style:text-properties officeooo:rsid="011fc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0">PART </text:span><text:span text:style-name="T31">Ⅰ</text:span><text:span text:style-name="T30"> <text:s/>Hadoop Command</text:span></text:p>
      <text:p text:style-name="P1">一. 用户命令</text:p>
      <text:p text:style-name="P3"><text:span text:style-name="T32">1. </text:span><text:span text:style-name="T14">archive</text:span></text:p>
      <text:p text:style-name="P3"><text:span text:style-name="T2">hadoop archive -archiveName NAME -</text:span><text:span text:style-name="T5">p &lt;parent path&gt; </text:span><text:span text:style-name="T2">&lt;src&gt;* &lt;dest&gt;</text:span></text:p>
      <text:p text:style-name="P3"><text:span text:style-name="T2">例子</text:span><text:span text:style-name="T3">：</text:span><text:span text:style-name="T8">将/</text:span><text:span text:style-name="T11">test2</text:span><text:span text:style-name="T8">下的</text:span><text:span text:style-name="T11">a</text:span><text:span text:style-name="T8">文件夹归档到/</text:span><text:span text:style-name="T11">test/b</text:span><text:span text:style-name="T8">文件夹下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命令</text:p>
          </table:table-cell>
          <table:table-cell table:style-name="Table1.B1" office:value-type="string">
            <text:p text:style-name="P53">结果</text:p>
          </table:table-cell>
        </table:table-row>
        <table:table-row>
          <table:table-cell table:style-name="Table1.A2" office:value-type="string">
            <text:p text:style-name="P18">bin/hadoop archive -archiveName 11.har -p /test2 a b</text:p>
          </table:table-cell>
          <table:table-cell table:style-name="Table1.B2" office:value-type="string">
            <text:p text:style-name="P53"/>
          </table:table-cell>
        </table:table-row>
      </table:table>
      <text:p text:style-name="P17"/>
      <text:p text:style-name="P31">2. distcp</text:p>
      <text:p text:style-name="P10"><text:span text:style-name="T15"><text:tab/></text:span><text:span text:style-name="T8">用于集群内部或者集群之间</text:span><text:span text:style-name="T12">递归地拷贝文件或目录</text:span><text:span text:style-name="T22">。</text:span><text:span text:style-name="T12">用法</text:span><text:span text:style-name="T2">: </text:span></text:p>
      <text:p text:style-name="P11"><text:span text:style-name="T2"><text:tab/>hadoop distcp </text:span><text:span text:style-name="T8">[选项]</text:span><text:span text:style-name="T4"> </text:span><text:span text:style-name="T2">&lt;srcurl&gt; &lt;desturl&gt;</text:span></text:p>
      <text:p text:style-name="P57"><text:span text:style-name="T17">例子</text:span><text:span text:style-name="T18">：</text:span></text:p>
      <text:p text:style-name="P56">bin/hadoop distcp hdfs://localhost:9000/test2/a hdfs://localhost:9000/tes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选项</text:p>
          </table:table-cell>
          <table:table-cell table:style-name="Table2.A1" office:value-type="string">
            <text:p text:style-name="P38">Description</text:p>
          </table:table-cell>
          <table:table-cell table:style-name="Table2.C1" office:value-type="string">
            <text:p text:style-name="P38">结果</text:p>
          </table:table-cell>
        </table:table-row>
        <table:table-row>
          <table:table-cell table:style-name="Table2.A2" office:value-type="string">
            <text:p text:style-name="P51">-<text:span text:style-name="T26">m</text:span></text:p>
          </table:table-cell>
          <table:table-cell table:style-name="Table2.A2" office:value-type="string">
            <text:p text:style-name="P42">表示启用多少map</text:p>
          </table:table-cell>
          <table:table-cell table:style-name="Table2.C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51">-<text:span text:style-name="T26">delete</text:span></text:p>
          </table:table-cell>
          <table:table-cell table:style-name="Table2.A2" office:value-type="string">
            <text:p text:style-name="P42">删除已经存在的目标文件，不会删除源文件</text:p>
          </table:table-cell>
          <table:table-cell table:style-name="Table2.C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51">-<text:span text:style-name="T26">i</text:span></text:p>
          </table:table-cell>
          <table:table-cell table:style-name="Table2.A2" office:value-type="string">
            <text:p text:style-name="P42">忽略失败</text:p>
          </table:table-cell>
          <table:table-cell table:style-name="Table2.C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51">-<text:span text:style-name="T26">overwrite</text:span></text:p>
          </table:table-cell>
          <table:table-cell table:style-name="Table2.A2" office:value-type="string">
            <text:p text:style-name="P44">覆盖目标</text:p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51">-<text:span text:style-name="T27">update</text:span></text:p>
          </table:table-cell>
          <table:table-cell table:style-name="Table2.A2" office:value-type="string">
            <text:p text:style-name="P44">更新目标</text:p>
          </table:table-cell>
          <table:table-cell table:style-name="Table2.C2" office:value-type="string">
            <text:p text:style-name="P44"/>
          </table:table-cell>
        </table:table-row>
      </table:table>
      <text:p text:style-name="P28"/>
      <text:p text:style-name="P29">3. f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选项名称</text:p>
          </table:table-cell>
          <table:table-cell table:style-name="Table3.B1" office:value-type="string">
            <text:p text:style-name="P40">结果</text:p>
          </table:table-cell>
        </table:table-row>
        <table:table-row>
          <table:table-cell table:style-name="Table3.A2" office:value-type="string">
            <text:p text:style-name="P42">-<text:span text:style-name="T35">ls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3">-<text:span text:style-name="T35">lsr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5">-<text:span text:style-name="T35">du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5">dus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coun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mv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cp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rm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rmr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pu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copyFromLocal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8">-<text:span text:style-name="T36">moveFromLocal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getmerge</text:span></text:p>
          </table:table-cell>
          <table:table-cell table:style-name="Table3.B2" office:value-type="string">
            <text:p text:style-name="P52">√</text:p>
          </table:table-cell>
        </table:table-row>
        <text:soft-page-break/>
        <table:table-row>
          <table:table-cell table:style-name="Table3.A2" office:value-type="string">
            <text:p text:style-name="P42">-<text:span text:style-name="T36">ca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tex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6">copyToLocal</text:span></text:p>
          </table:table-cell>
          <table:table-cell table:style-name="Table3.B2" office:value-type="string">
            <text:p text:style-name="P52">√</text:p>
          </table:table-cell>
        </table:table-row>
        <table:table-row table:style-name="Table3.18">
          <table:table-cell table:style-name="Table3.A2" office:value-type="string">
            <text:p text:style-name="P50">-<text:span text:style-name="T36">moveToLocal</text:span></text:p>
          </table:table-cell>
          <table:table-cell table:style-name="Table3.B2" office:value-type="string">
            <text:p text:style-name="P33">Option '-moveToLocal' is not implemented yet</text:p>
          </table:table-cell>
        </table:table-row>
        <table:table-row>
          <table:table-cell table:style-name="Table3.A2" office:value-type="string">
            <text:p text:style-name="P42">-<text:span text:style-name="T36">mkdir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setrep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touchz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sta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tail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chmod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chown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chgrp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help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28">get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3">expunge</text:span></text:p>
          </table:table-cell>
          <table:table-cell table:style-name="Table3.B2" office:value-type="string">
            <text:p text:style-name="P52">√</text:p>
          </table:table-cell>
        </table:table-row>
        <table:table-row>
          <table:table-cell table:style-name="Table3.A2" office:value-type="string">
            <text:p text:style-name="P42">-<text:span text:style-name="T33">test</text:span></text:p>
          </table:table-cell>
          <table:table-cell table:style-name="Table3.B2" office:value-type="string">
            <text:p text:style-name="P52">√</text:p>
          </table:table-cell>
        </table:table-row>
      </table:table>
      <text:p text:style-name="P32"/>
      <text:p text:style-name="P29">4. fsck</text:p>
      <text:p text:style-name="P3"><text:span text:style-name="T15"><text:tab/></text:span><text:span text:style-name="T8">用来检查整个文件系统的健康状况，但是要注意它不会主动恢复备份缺失的block，这个是由NameNode单独的线程异步处理的。用法</text:span><text:span text:style-name="T9">：</text:span></text:p>
      <text:p text:style-name="P12"><text:span text:style-name="T6">bin/</text:span><text:span text:style-name="T1">hadoop fsck </text:span>&lt;path&gt;<text:span text:style-name="T1"> [-move|-delete|-openforwrite] [-files [-blocks [-locations | -racks]]]</text:span></text:p>
      <text:p text:style-name="P26">例子：bi<text:span text:style-name="T34">n</text:span>/hadoop fsck /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0">选项</text:p>
          </table:table-cell>
          <table:table-cell table:style-name="Table11.A1" office:value-type="string">
            <text:p text:style-name="P38">Description</text:p>
          </table:table-cell>
          <table:table-cell table:style-name="Table11.C1" office:value-type="string">
            <text:p text:style-name="P38">结果</text:p>
          </table:table-cell>
        </table:table-row>
        <table:table-row>
          <table:table-cell table:style-name="Table11.A2" office:value-type="string">
            <text:p text:style-name="P39">－<text:span text:style-name="T38">move</text:span></text:p>
          </table:table-cell>
          <table:table-cell table:style-name="Table11.A2" office:value-type="string">
            <text:p text:style-name="P39">破损的文件移至/lost+found目录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delete</text:span></text:p>
          </table:table-cell>
          <table:table-cell table:style-name="Table11.A2" office:value-type="string">
            <text:p text:style-name="P39">删除破损的文件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openforwrite</text:span></text:p>
          </table:table-cell>
          <table:table-cell table:style-name="Table11.A2" office:value-type="string">
            <text:p text:style-name="P39">打印正在打开写操作的文件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files</text:span></text:p>
          </table:table-cell>
          <table:table-cell table:style-name="Table11.A2" office:value-type="string">
            <text:p text:style-name="P39">打印正在check的文件名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blocks</text:span></text:p>
          </table:table-cell>
          <table:table-cell table:style-name="Table11.A2" office:value-type="string">
            <text:p text:style-name="P39">打印block报告 （需要和-files参数一起使用）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lacations</text:span></text:p>
          </table:table-cell>
          <table:table-cell table:style-name="Table11.A2" office:value-type="string">
            <text:p text:style-name="P39">打印每个block的位置信息（需要和-files参数一起使用）</text:p>
          </table:table-cell>
          <table:table-cell table:style-name="Table11.C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-<text:span text:style-name="T38">racks</text:span></text:p>
          </table:table-cell>
          <table:table-cell table:style-name="Table11.A2" office:value-type="string">
            <text:p text:style-name="P39">打印位置信息的网络拓扑图（需要和-files参数一起使用）</text:p>
          </table:table-cell>
          <table:table-cell table:style-name="Table11.C2" office:value-type="string">
            <text:p text:style-name="P39"/>
          </table:table-cell>
        </table:table-row>
      </table:table>
      <text:p text:style-name="P26"/>
      <text:p text:style-name="P22"><text:span text:style-name="T23">5</text:span><text:span text:style-name="T13">. jar</text:span></text:p>
      <text:p text:style-name="P13"><text:span text:style-name="T24"><text:tab/></text:span>运行jar文件。用户可以把他们的Map Reduce代码捆绑到jar文件中，使用这个命令执行。<text:span text:style-name="T7">用法</text:span><text:span text:style-name="T1">: </text:span></text:p>
      <text:p text:style-name="P25"><text:tab/>hadoop jar &lt;jar&gt; [mainClass] args...</text:p>
      <text:p text:style-name="P4"><text:span text:style-name="T19">例子</text:span><text:span text:style-name="T20">：</text:span><text:span text:style-name="T8">在集群上运行Map Reduce程序，以WordCount程序为例</text:span></text:p>
      <text:p text:style-name="P27"><text:soft-page-break/><text:span text:style-name="T29">bin/</text:span>hadoop jar /home/hadoop/hadoop-1.1.1/hadoop-examples.jar wordcount input output</text:p>
      <text:p text:style-name="P20"><text:span text:style-name="T23">6</text:span><text:span text:style-name="T13">. job</text:span></text:p>
      <text:p text:style-name="P5"><text:span text:style-name="T15"><text:tab/></text:span><text:span text:style-name="T8">用于和Map Reduce作业交互和命令。用法：</text:span></text:p>
      <text:p text:style-name="P5"><text:span text:style-name="T8"><text:tab/></text:span><text:span text:style-name="T2">hadoop job [GENERIC_OPTIONS] [-submit ] | [-status ] | [-counter ] | [-kill ] | [-events &lt;#-of-events&gt;] | [-history [all] ] | [-list [all]] | [-kill-task ] | [-fail-task ]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">参数选项</text:p>
          </table:table-cell>
          <table:table-cell table:style-name="Table4.A1" office:value-type="string">
            <text:p text:style-name="P35">Description</text:p>
          </table:table-cell>
          <table:table-cell table:style-name="Table4.C1" office:value-type="string">
            <text:p text:style-name="P35">结果</text:p>
          </table:table-cell>
        </table:table-row>
        <table:table-row>
          <table:table-cell table:style-name="Table4.A2" office:value-type="string">
            <text:p text:style-name="P42">-submit &lt;job-file&gt;</text:p>
          </table:table-cell>
          <table:table-cell table:style-name="Table4.A2" office:value-type="string">
            <text:p text:style-name="P42">提交作业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status &lt;job-id&gt;</text:p>
          </table:table-cell>
          <table:table-cell table:style-name="Table4.A2" office:value-type="string">
            <text:p text:style-name="P42">打印map和reduce完成百分比和所有计数器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counter &lt;job-id&gt; &lt;group-name&gt; &lt;counter-name&gt;</text:p>
          </table:table-cell>
          <table:table-cell table:style-name="Table4.A2" office:value-type="string">
            <text:p text:style-name="P42">打印计数器的值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kill &lt;job-id&gt;</text:p>
          </table:table-cell>
          <table:table-cell table:style-name="Table4.A2" office:value-type="string">
            <text:p text:style-name="P42">杀死指定作业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events &lt;job-id&gt; &lt;from-event-#&gt; &lt;#-of-events&gt;</text:p>
          </table:table-cell>
          <table:table-cell table:style-name="Table4.A2" office:value-type="string">
            <text:p text:style-name="P42">打印给定范围内jobtracker接收到的事件细节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history [all]</text:p>
          </table:table-cell>
          <table:table-cell table:style-name="Table4.A2" office:value-type="string">
            <text:p text:style-name="P42">打印作业的细节、失败及被杀死原因的细节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list [all]</text:p>
          </table:table-cell>
          <table:table-cell table:style-name="Table4.A2" office:value-type="string">
            <text:p text:style-name="P42">-list all显示所有作业。-list只显示将要完成的作业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kill-task &lt;task-id&gt;</text:p>
          </table:table-cell>
          <table:table-cell table:style-name="Table4.A2" office:value-type="string">
            <text:p text:style-name="P42">杀死任务。被杀死的任务不会不利于失败尝试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-fail-task &lt;task-id&gt;</text:p>
          </table:table-cell>
          <table:table-cell table:style-name="Table4.A2" office:value-type="string">
            <text:p text:style-name="P42">使任务失败。被失败的任务会对失败尝试不利</text:p>
          </table:table-cell>
          <table:table-cell table:style-name="Table4.C2" office:value-type="string">
            <text:p text:style-name="P42"/>
          </table:table-cell>
        </table:table-row>
      </table:table>
      <text:p text:style-name="P24"/>
      <text:p text:style-name="P19">三. 管理命令</text:p>
      <text:p text:style-name="P23"><text:span text:style-name="T25">1</text:span><text:span text:style-name="T13">. datanode</text:span></text:p>
      <text:p text:style-name="P6"><text:span text:style-name="T15"><text:tab/></text:span><text:span text:style-name="T8">运行一个HDFS的datanode。用法：</text:span></text:p>
      <text:p text:style-name="P14"><text:tab/><text:span text:style-name="T1">hadoop datanode [-rollback]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0">选项</text:p>
          </table:table-cell>
          <table:table-cell table:style-name="Table12.A1" office:value-type="string">
            <text:p text:style-name="P38">Description</text:p>
          </table:table-cell>
          <table:table-cell table:style-name="Table12.C1" office:value-type="string">
            <text:p text:style-name="P38">结果</text:p>
          </table:table-cell>
        </table:table-row>
        <table:table-row>
          <table:table-cell table:style-name="Table12.A2" office:value-type="string">
            <text:p text:style-name="P49">hadoop datanode</text:p>
          </table:table-cell>
          <table:table-cell table:style-name="Table12.A2" office:value-type="string">
            <text:p text:style-name="P34">运行一个HDFS的datanode</text:p>
          </table:table-cell>
          <table:table-cell table:style-name="Table12.C2" office:value-type="string">
            <text:p text:style-name="P46"/>
          </table:table-cell>
        </table:table-row>
        <table:table-row>
          <table:table-cell table:style-name="Table12.A2" office:value-type="string">
            <text:p text:style-name="P49">hadoop datanode -rollback</text:p>
          </table:table-cell>
          <table:table-cell table:style-name="Table12.A2" office:value-type="string">
            <text:p text:style-name="P34">将datanode回滚到前一个版本</text:p>
          </table:table-cell>
          <table:table-cell table:style-name="Table12.C2" office:value-type="string">
            <text:p text:style-name="P46"/>
          </table:table-cell>
        </table:table-row>
      </table:table>
      <text:p text:style-name="P14"/>
      <text:p text:style-name="P20"><text:span text:style-name="T25">2</text:span><text:span text:style-name="T13">. namenode</text:span></text:p>
      <text:p text:style-name="P7"><text:span text:style-name="T15"><text:tab/></text:span><text:span text:style-name="T8">运行namenode。用法：</text:span></text:p>
      <text:p text:style-name="P15"><text:tab/><text:span text:style-name="T1">hadoop namenode [-format] | [-upgrade] | [-rollback] | [-</text:span><text:soft-page-break/><text:span text:style-name="T1">finalize] | [-importCheckpoint]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0">参数选项</text:p>
          </table:table-cell>
          <table:table-cell table:style-name="Table5.A1" office:value-type="string">
            <text:p text:style-name="P36">Description</text:p>
          </table:table-cell>
          <table:table-cell table:style-name="Table5.C1" office:value-type="string">
            <text:p text:style-name="P36">结果</text:p>
          </table:table-cell>
        </table:table-row>
        <table:table-row>
          <table:table-cell table:style-name="Table5.A2" office:value-type="string">
            <text:p text:style-name="P46">-format</text:p>
          </table:table-cell>
          <table:table-cell table:style-name="Table5.A2" office:value-type="string">
            <text:p text:style-name="P46">格式化namenode。它启动namenode，格式化namenode，之后关闭namenode</text:p>
          </table:table-cell>
          <table:table-cell table:style-name="Table5.C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46">-upgrade</text:p>
          </table:table-cell>
          <table:table-cell table:style-name="Table5.A2" office:value-type="string">
            <text:p text:style-name="P46">分发新版本的hadoop后，namenode应以upgrade选项启动</text:p>
          </table:table-cell>
          <table:table-cell table:style-name="Table5.C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46">-rollback</text:p>
          </table:table-cell>
          <table:table-cell table:style-name="Table5.A2" office:value-type="string">
            <text:p text:style-name="P46">将namenode回滚到前一版本。这个选项要在停止集群，分发老的hadoop版本后使用</text:p>
          </table:table-cell>
          <table:table-cell table:style-name="Table5.C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46">-finalize</text:p>
          </table:table-cell>
          <table:table-cell table:style-name="Table5.A2" office:value-type="string">
            <text:p text:style-name="P46">finalize会删除文件系统的前一状态。最近的升级会被持久化，rollback选项将再不可用，升级终结操作之后，它会停掉namenode</text:p>
          </table:table-cell>
          <table:table-cell table:style-name="Table5.C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46">-importCheckpoint</text:p>
          </table:table-cell>
          <table:table-cell table:style-name="Table5.A2" office:value-type="string">
            <text:p text:style-name="P46">从检查点目录装载镜像并保存到当前检查点目录，检查点目录由fs.checkpoint.dir指定</text:p>
          </table:table-cell>
          <table:table-cell table:style-name="Table5.C2" office:value-type="string">
            <text:p text:style-name="P46"/>
          </table:table-cell>
        </table:table-row>
      </table:table>
      <text:p text:style-name="P15"/>
      <text:p text:style-name="P29"><text:span text:style-name="T37">3</text:span>.secondarynamenode</text:p>
      <text:p text:style-name="P8"><text:span text:style-name="T15"><text:tab/></text:span><text:span text:style-name="T8">运行HDFS的secondary namenode</text:span><text:span text:style-name="T16">。</text:span>用法：</text:p>
      <text:p text:style-name="P8"><text:tab/><text:span text:style-name="T2">hadoop secondarynamenode [-checkpoint [force]] | [-geteditsize]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1">参数选项</text:p>
          </table:table-cell>
          <table:table-cell table:style-name="Table6.A1" office:value-type="string">
            <text:p text:style-name="P37">Description</text:p>
          </table:table-cell>
          <table:table-cell table:style-name="Table6.C1" office:value-type="string">
            <text:p text:style-name="P37">结果</text:p>
          </table:table-cell>
        </table:table-row>
        <table:table-row>
          <table:table-cell table:style-name="Table6.A2" office:value-type="string">
            <text:p text:style-name="P47">-checkpoint [force]</text:p>
          </table:table-cell>
          <table:table-cell table:style-name="Table6.A2" office:value-type="string">
            <text:p text:style-name="P47">如果EditLog的大小 &gt;= fs.checkpoint.size，启动Secondary namenode的检查点过程。 如果使用了-force，将不考虑EditLog的大小。</text:p>
          </table:table-cell>
          <table:table-cell table:style-name="Table6.C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47">-geteditsize</text:p>
          </table:table-cell>
          <table:table-cell table:style-name="Table6.A2" office:value-type="string">
            <text:p text:style-name="P47">打印EditLog大小</text:p>
          </table:table-cell>
          <table:table-cell table:style-name="Table6.C2" office:value-type="string">
            <text:p text:style-name="P47"/>
          </table:table-cell>
        </table:table-row>
      </table:table>
      <text:p text:style-name="P21"/>
      <text:p text:style-name="P30"/>
      <text:p text:style-name="P30"><text:span text:style-name="T37">4</text:span>. tasktracker</text:p>
      <text:p text:style-name="P9"><text:span text:style-name="T10"><text:tab/>运行MapReduce的task Tracker节点</text:span><text:span text:style-name="T21">。</text:span><text:span text:style-name="T8">用法：</text:span></text:p>
      <text:p text:style-name="P9"><text:span text:style-name="T8"><text:tab/></text:span><text:span text:style-name="T2">hadoop tasktracker</text:span></text:p>
      <text:p text:style-name="P55"/>
      <text:p text:style-name="P16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Helvetica Neue" svg:font-family="'Helvetica Neue', Helvetica, Arial, sans-serif"/>
    <style:font-face style:name="Verdana" svg:font-family="Verdana, Helvetica, sans-serif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4:15:49.835550265</meta:creation-date>
    <dc:date>2016-08-11T10:52:24.123496364</dc:date>
    <meta:editing-duration>PT18H59M28S</meta:editing-duration>
    <meta:editing-cycles>251</meta:editing-cycles>
    <meta:generator>LibreOffice/4.2.8.2$Linux_X86_64 LibreOffice_project/420m0$Build-2</meta:generator>
    <meta:document-statistic meta:table-count="8" meta:image-count="0" meta:object-count="0" meta:page-count="4" meta:paragraph-count="177" meta:word-count="987" meta:character-count="2776" meta:non-whitespace-character-count="2623"/>
  </office:meta>
</office:document-meta>
</file>